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justify" style:justify-single-word="false"/>
      <style:text-properties officeooo:rsid="00136c01" officeooo:paragraph-rsid="00136c01"/>
    </style:style>
    <style:style style:name="P2" style:family="paragraph" style:parent-style-name="Standard">
      <style:paragraph-properties fo:text-align="center" style:justify-single-word="false"/>
      <style:text-properties officeooo:rsid="00136c01" officeooo:paragraph-rsid="00136c01"/>
    </style:style>
    <style:style style:name="P3" style:family="paragraph" style:parent-style-name="Standard">
      <style:paragraph-properties fo:text-align="center" style:justify-single-word="false"/>
      <style:text-properties officeooo:rsid="00136c01" officeooo:paragraph-rsid="00143949"/>
    </style:style>
    <style:style style:name="P4" style:family="paragraph" style:parent-style-name="Standard">
      <style:paragraph-properties fo:text-align="center" style:justify-single-word="false"/>
      <style:text-properties fo:font-style="italic" officeooo:rsid="00136c01" officeooo:paragraph-rsid="00136c01" style:font-style-asian="italic" style:font-style-complex="italic"/>
    </style:style>
    <style:style style:name="P5" style:family="paragraph" style:parent-style-name="Standard">
      <style:paragraph-properties fo:text-align="center" style:justify-single-word="false"/>
      <style:text-properties fo:font-style="italic" officeooo:rsid="00136c01" officeooo:paragraph-rsid="00143949" style:font-style-asian="italic" style:font-style-complex="italic"/>
    </style:style>
    <style:style style:name="P6" style:family="paragraph" style:parent-style-name="Standard">
      <style:paragraph-properties fo:text-align="justify" style:justify-single-word="false"/>
      <style:text-properties officeooo:rsid="00143949" officeooo:paragraph-rsid="00143949"/>
    </style:style>
    <style:style style:name="P7" style:family="paragraph" style:parent-style-name="Standard">
      <style:paragraph-properties fo:text-align="start" style:justify-single-word="false"/>
      <style:text-properties fo:font-style="normal" officeooo:rsid="001571d7" officeooo:paragraph-rsid="001571d7" style:font-style-asian="normal" style:font-style-complex="normal"/>
    </style:style>
    <style:style style:name="P8" style:family="paragraph" style:parent-style-name="Standard">
      <style:paragraph-properties fo:text-align="center" style:justify-single-word="false" fo:break-before="page"/>
      <style:text-properties fo:font-style="normal" fo:font-weight="bold" officeooo:rsid="001571d7" officeooo:paragraph-rsid="001571d7"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weight="bold" officeooo:rsid="00136c01" officeooo:paragraph-rsid="00136c01" style:font-weight-asian="bold" style:font-weight-complex="bold"/>
    </style:style>
    <style:style style:name="P10" style:family="paragraph" style:parent-style-name="Standard">
      <style:paragraph-properties fo:text-align="center" style:justify-single-word="false" fo:break-before="page"/>
      <style:text-properties fo:font-weight="bold" officeooo:rsid="00136c01" officeooo:paragraph-rsid="00136c01" style:font-weight-asian="bold" style:font-weight-complex="bold"/>
    </style:style>
    <style:style style:name="P11" style:family="paragraph" style:parent-style-name="Standard">
      <style:paragraph-properties fo:text-align="center" style:justify-single-word="false" fo:break-before="page"/>
      <style:text-properties fo:font-weight="bold" officeooo:rsid="00136c01" officeooo:paragraph-rsid="0013c412" style:font-weight-asian="bold" style:font-weight-complex="bold"/>
    </style:style>
    <style:style style:name="T1" style:family="text">
      <style:text-properties officeooo:rsid="00136c01"/>
    </style:style>
    <style:style style:name="T2" style:family="text">
      <style:text-properties officeooo:rsid="0013c412"/>
    </style:style>
    <style:style style:name="T3" style:family="text">
      <style:text-properties officeooo:rsid="00143949"/>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IGN LANGUAGE TRANSLATOR WITH CHAT APP AND SPEECH SYNTHESIS USING COMPUTER VISION AND MACHINE LEARNING</text:p>
      <text:p text:style-name="P9">BY</text:p>
      <text:p text:style-name="P9">UDE, CHIDERAA EBENEZER</text:p>
      <text:p text:style-name="P9">170408017</text:p>
      <text:p text:style-name="P9">DEPARTMENT OF ELECTRICAL AND ELECTRONICS ENGINEERING</text:p>
      <text:p text:style-name="P9">FACULTY OF ENGINEERING</text:p>
      <text:p text:style-name="P9">UNIVERSITY OF LAGOS</text:p>
      <text:p text:style-name="P9">AKOKA, NIGERIA</text:p>
      <text:p text:style-name="P9">DECEMBER 2023</text:p>
      <text:p text:style-name="P10">SIGN LANGUAGE TRANSLATOR WITH CHAT APP AND SPEECH SYNTHESIS USING COMPUTER VISION AND MACHINE LEARNING</text:p>
      <text:p text:style-name="P9">BY</text:p>
      <text:p text:style-name="P9">UDE, CHIDERAA EBENEZER</text:p>
      <text:p text:style-name="P9">170408017</text:p>
      <text:p text:style-name="P9"><text:span text:style-name="T2">PROJECT</text:span> IN THE DEPARTMENT OF ELECTRICAL AND ELECTRONICS ENGINEERING SUBMITTED TO THE FACULTY OF ENGINEERING IN PARTIAL FULFILMENT OF THE REQUIREMENTS FOR THE AWARD OF THE DEGREE OF BACHELOR OF SCIENCE IN COMPUTER ENGINEERING</text:p>
      <text:p text:style-name="P9">DECEMBER 2023</text:p>
      <text:p text:style-name="P10">CERTIFICATION</text:p>
      <text:p text:style-name="P1">This is to certify that this project was carried out by Ude, Chideraa Ebenezer in the Department of <text:s/>Electrical and Electronics Engineering, University of Lagos, Akoka, Nigeria.</text:p>
      <text:section text:style-name="Sect1" text:name="Section1">
        <text:p text:style-name="P2">____________________________</text:p>
        <text:p text:style-name="P2">Dr. Alexander A. Okandeji</text:p>
        <text:p text:style-name="P4">Supervisor</text:p>
        <text:p text:style-name="P2">____________________________</text:p>
        <text:p text:style-name="P2">Prof. Tolulope O. Akinbulire</text:p>
        <text:p text:style-name="P4">Head of Department</text:p>
      </text:section>
      <text:p text:style-name="P11">CERTIFICATION <text:span text:style-name="T2">OF PROJECT </text:span><text:span text:style-name="T3">ON PLAGIARISM</text:span></text:p>
      <text:p text:style-name="P6">We the undersigned attest and declare that the project of Ude, Chideraa Ebenezer titled: “<text:span text:style-name="T1">Sign Language Translator </text:span>w<text:span text:style-name="T1">ith Chat App </text:span>a<text:span text:style-name="T1">nd Speech Synthesis </text:span>u<text:span text:style-name="T1">sing Computer Vision </text:span>a<text:span text:style-name="T1">nd Machine Learning</text:span>” has successfully passed the anti-plagiarism test and does not violate any copyright regulations.</text:p>
      <text:section text:style-name="Sect1" text:name="Section2">
        <text:p text:style-name="P3">____________________________</text:p>
        <text:p text:style-name="P3">Dr. Alexander A. Okandeji</text:p>
        <text:p text:style-name="P5">Supervisor</text:p>
        <text:p text:style-name="P3">____________________________</text:p>
        <text:p text:style-name="P3">Prof. Tolulope O. Akinbulire</text:p>
        <text:p text:style-name="P5">Head of Department</text:p>
      </text:section>
      <text:p text:style-name="P8">DEDICATION</text:p>
      <text:p text:style-name="P7">This work is dedicated to ...</text:p>
      <text:p text:style-name="P8">ACKNOWLEDGEMENT</text:p>
      <text:p text:style-name="P7">Stuff...</text:p>
      <text:p text:style-name="P8">ABSTRACT</text:p>
      <text:p text:style-name="P7">Stuff...</text:p>
      <text:p text:style-name="P8">TABLE OF CONTENTS</text:p>
      <text:p text:style-name="P8">LIST OF SYMBOLS</text:p>
      <text:p text:style-name="P8">LIST OF ABBREVIATIONS</text:p>
      <text:p text:style-name="P8">LIST OF FIGURES</text:p>
      <text:p text:style-name="P8">LIST OF TABLES</text:p>
      <text:p text:style-name="P8">CHAPTER ONE – INTRODUCTION</text:p>
      <text:p text:style-name="P8">CHAPTER TWO – LITERATURE REVIEW</text:p>
      <text:p text:style-name="P8">CHAPTER THREE – METHODOLOGY</text:p>
      <text:p text:style-name="P8">CHAPTER FOUR – RESULTS AND DISCUSSION</text:p>
      <text:p text:style-name="P8">CHAPTER FIVE – CONCLUSION AND RECOMMENDATION</text:p>
      <text:p text:style-name="P8">REFERENCES</text:p>
      <text:p text:style-name="P8">APPEND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1:55:53.870322169</meta:creation-date>
    <meta:generator>LibreOffice/7.5.7.1$Linux_X86_64 LibreOffice_project/50$Build-1</meta:generator>
    <dc:date>2023-12-24T07:11:32.991134626</dc:date>
    <meta:editing-duration>PT31M43S</meta:editing-duration>
    <meta:editing-cycles>5</meta:editing-cycles>
    <meta:document-statistic meta:table-count="0" meta:image-count="0" meta:object-count="0" meta:page-count="19" meta:paragraph-count="49" meta:word-count="243" meta:character-count="1764" meta:non-whitespace-character-count="1564"/>
  </office:meta>
</office:document-meta>
</file>